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30.91983795" calcext:value-type="float">
            <text:p>30,91983795</text:p>
          </table:table-cell>
          <table:table-cell office:value-type="float" office:value="1.308339062E-026" calcext:value-type="float">
            <text:p>1,31E-026</text:p>
          </table:table-cell>
          <table:table-cell office:value-type="float" office:value="3.587129354" calcext:value-type="float">
            <text:p>3,587129354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31.2115593" calcext:value-type="float">
            <text:p>31,2115593</text:p>
          </table:table-cell>
          <table:table-cell office:value-type="float" office:value="3.467355833E-026" calcext:value-type="float">
            <text:p>3,47E-026</text:p>
          </table:table-cell>
          <table:table-cell office:value-type="float" office:value="3.608175993" calcext:value-type="float">
            <text:p>3,608175993</text:p>
          </table:table-cell>
          <table:table-cell table:style-name="ce2" table:formula="of:=([.E3]-[.E2])/[.E2]" office:value-type="float" office:value="0.00586726513682343" calcext:value-type="float">
            <text:p>0,005867265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3412" calcext:value-type="float">
            <text:p>33412</text:p>
          </table:table-cell>
          <table:table-cell office:value-type="float" office:value="35.51504898" calcext:value-type="float">
            <text:p>35,51504898</text:p>
          </table:table-cell>
          <table:table-cell office:value-type="float" office:value="6.717733986E-022" calcext:value-type="float">
            <text:p>6,72E-022</text:p>
          </table:table-cell>
          <table:table-cell office:value-type="float" office:value="2.663012743" calcext:value-type="float">
            <text:p>2,663012743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3412" calcext:value-type="float">
            <text:p>33412</text:p>
          </table:table-cell>
          <table:table-cell office:value-type="float" office:value="39.5371933" calcext:value-type="float">
            <text:p>39,5371933</text:p>
          </table:table-cell>
          <table:table-cell office:value-type="float" office:value="1.332708227E-021" calcext:value-type="float">
            <text:p>1,33E-021</text:p>
          </table:table-cell>
          <table:table-cell office:value-type="float" office:value="2.66672945" calcext:value-type="float">
            <text:p>2,66672945</text:p>
          </table:table-cell>
          <table:table-cell table:formula="of:=([.E5]-[.E4])/[.E4]" office:value-type="float" office:value="0.00139567751215983" calcext:value-type="float">
            <text:p>0,001395677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754" calcext:value-type="float">
            <text:p>33754</text:p>
          </table:table-cell>
          <table:table-cell office:value-type="float" office:value="40.82191086" calcext:value-type="float">
            <text:p>40,82191086</text:p>
          </table:table-cell>
          <table:table-cell office:value-type="float" office:value="8.770991427E-018" calcext:value-type="float">
            <text:p>8,77E-018</text:p>
          </table:table-cell>
          <table:table-cell office:value-type="float" office:value="2.196554184" calcext:value-type="float">
            <text:p>2,196554184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754" calcext:value-type="float">
            <text:p>33754</text:p>
          </table:table-cell>
          <table:table-cell office:value-type="float" office:value="46.81982803" calcext:value-type="float">
            <text:p>46,81982803</text:p>
          </table:table-cell>
          <table:table-cell office:value-type="float" office:value="2.062750881E-017" calcext:value-type="float">
            <text:p>2,06E-017</text:p>
          </table:table-cell>
          <table:table-cell office:value-type="float" office:value="2.198231936" calcext:value-type="float">
            <text:p>2,198231936</text:p>
          </table:table-cell>
          <table:table-cell table:style-name="ce3" table:formula="of:=([.E7]-[.E6])/[.E6]" office:value-type="float" office:value="0.000763810887170893" calcext:value-type="float">
            <text:p>0,000763810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3858" calcext:value-type="float">
            <text:p>33858</text:p>
          </table:table-cell>
          <table:table-cell office:value-type="float" office:value="46.03647232" calcext:value-type="float">
            <text:p>46,03647232</text:p>
          </table:table-cell>
          <table:table-cell office:value-type="float" office:value="1.024268874E-015" calcext:value-type="float">
            <text:p>1,02E-015</text:p>
          </table:table-cell>
          <table:table-cell office:value-type="float" office:value="1.895457387" calcext:value-type="float">
            <text:p>1,895457387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3858" calcext:value-type="float">
            <text:p>33858</text:p>
          </table:table-cell>
          <table:table-cell office:value-type="float" office:value="49.19472122" calcext:value-type="float">
            <text:p>49,19472122</text:p>
          </table:table-cell>
          <table:table-cell office:value-type="float" office:value="1.904300928E-016" calcext:value-type="float">
            <text:p>1,90E-016</text:p>
          </table:table-cell>
          <table:table-cell office:value-type="float" office:value="1.897228718" calcext:value-type="float">
            <text:p>1,897228718</text:p>
          </table:table-cell>
          <table:table-cell table:style-name="ce3" table:formula="of:=([.E9]-[.E8])/[.E8]" office:value-type="float" office:value="0.000934513754911464" calcext:value-type="float">
            <text:p>0,000934513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4012" calcext:value-type="float">
            <text:p>34012</text:p>
          </table:table-cell>
          <table:table-cell office:value-type="float" office:value="49.25721741" calcext:value-type="float">
            <text:p>49,25721741</text:p>
          </table:table-cell>
          <table:table-cell office:value-type="float" office:value="0.0000000000001154348427" calcext:value-type="float">
            <text:p>1,15E-013</text:p>
          </table:table-cell>
          <table:table-cell office:value-type="float" office:value="1.681442738" calcext:value-type="float">
            <text:p>1,681442738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4012" calcext:value-type="float">
            <text:p>34012</text:p>
          </table:table-cell>
          <table:table-cell office:value-type="float" office:value="49.09185028" calcext:value-type="float">
            <text:p>49,09185028</text:p>
          </table:table-cell>
          <table:table-cell office:value-type="float" office:value="0.0000000000001181888653" calcext:value-type="float">
            <text:p>1,18E-013</text:p>
          </table:table-cell>
          <table:table-cell office:value-type="float" office:value="1.68224299" calcext:value-type="float">
            <text:p>1,68224299</text:p>
          </table:table-cell>
          <table:table-cell table:style-name="ce3" table:formula="of:=([.E11]-[.E10])/[.E10]" office:value-type="float" office:value="0.000475931759027355" calcext:value-type="float">
            <text:p>0,000475931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4167" calcext:value-type="float">
            <text:p>34167</text:p>
          </table:table-cell>
          <table:table-cell office:value-type="float" office:value="49.13014603" calcext:value-type="float">
            <text:p>49,13014603</text:p>
          </table:table-cell>
          <table:table-cell office:value-type="float" office:value="0.000000000003228225413" calcext:value-type="float">
            <text:p>3,23E-012</text:p>
          </table:table-cell>
          <table:table-cell office:value-type="float" office:value="1.520174503" calcext:value-type="float">
            <text:p>1,520174503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4167" calcext:value-type="float">
            <text:p>34167</text:p>
          </table:table-cell>
          <table:table-cell office:value-type="float" office:value="49.23458481" calcext:value-type="float">
            <text:p>49,23458481</text:p>
          </table:table-cell>
          <table:table-cell office:value-type="float" office:value="0.0000000000003011214054" calcext:value-type="float">
            <text:p>3,01E-013</text:p>
          </table:table-cell>
          <table:table-cell office:value-type="float" office:value="1.520534039" calcext:value-type="float">
            <text:p>1,520534039</text:p>
          </table:table-cell>
          <table:table-cell table:formula="of:=([.E13]-[.E12])/[.E12]" office:value-type="float" office:value="0.000236509689703801" calcext:value-type="float">
            <text:p>0,000236509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4217" calcext:value-type="float">
            <text:p>34217</text:p>
          </table:table-cell>
          <table:table-cell office:value-type="float" office:value="49.26344299" calcext:value-type="float">
            <text:p>49,26344299</text:p>
          </table:table-cell>
          <table:table-cell office:value-type="float" office:value="0.00000000002552878915" calcext:value-type="float">
            <text:p>2,55E-011</text:p>
          </table:table-cell>
          <table:table-cell office:value-type="float" office:value="1.391966581" calcext:value-type="float">
            <text:p>1,391966581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4217" calcext:value-type="float">
            <text:p>34217</text:p>
          </table:table-cell>
          <table:table-cell office:value-type="float" office:value="50.03255844" calcext:value-type="float">
            <text:p>50,03255844</text:p>
          </table:table-cell>
          <table:table-cell office:value-type="float" office:value="0.000000000008970329687" calcext:value-type="float">
            <text:p>8,97E-012</text:p>
          </table:table-cell>
          <table:table-cell office:value-type="float" office:value="1.392596364" calcext:value-type="float">
            <text:p>1,392596364</text:p>
          </table:table-cell>
          <table:table-cell table:formula="of:=([.E15]-[.E14])/[.E14]" office:value-type="float" office:value="0.000452441178255514" calcext:value-type="float">
            <text:p>0,000452441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4347" calcext:value-type="float">
            <text:p>34347</text:p>
          </table:table-cell>
          <table:table-cell office:value-type="float" office:value="50.02244568" calcext:value-type="float">
            <text:p>50,02244568</text:p>
          </table:table-cell>
          <table:table-cell office:value-type="float" office:value="0.00000000001614082652" calcext:value-type="float">
            <text:p>1,61E-011</text:p>
          </table:table-cell>
          <table:table-cell office:value-type="float" office:value="1.285593152" calcext:value-type="float">
            <text:p>1,285593152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4347" calcext:value-type="float">
            <text:p>34347</text:p>
          </table:table-cell>
          <table:table-cell office:value-type="float" office:value="50.37389374" calcext:value-type="float">
            <text:p>50,37389374</text:p>
          </table:table-cell>
          <table:table-cell office:value-type="float" office:value="0.0000000002564180535" calcext:value-type="float">
            <text:p>2,56E-010</text:p>
          </table:table-cell>
          <table:table-cell office:value-type="float" office:value="1.286023974" calcext:value-type="float">
            <text:p>1,286023974</text:p>
          </table:table-cell>
          <table:table-cell table:formula="of:=([.E17]-[.E16])/[.E16]" office:value-type="float" office:value="0.000335115350707605" calcext:value-type="float">
            <text:p>0,000335115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439" calcext:value-type="float">
            <text:p>34439</text:p>
          </table:table-cell>
          <table:table-cell office:value-type="float" office:value="50.3814621" calcext:value-type="float">
            <text:p>50,3814621</text:p>
          </table:table-cell>
          <table:table-cell office:value-type="float" office:value="0.0000000006813244413" calcext:value-type="float">
            <text:p>6,81E-010</text:p>
          </table:table-cell>
          <table:table-cell office:value-type="float" office:value="1.196867466" calcext:value-type="float">
            <text:p>1,196867466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439" calcext:value-type="float">
            <text:p>34439</text:p>
          </table:table-cell>
          <table:table-cell office:value-type="float" office:value="50.98830414" calcext:value-type="float">
            <text:p>50,98830414</text:p>
          </table:table-cell>
          <table:table-cell office:value-type="float" office:value="0.0000000004347543436" calcext:value-type="float">
            <text:p>4,35E-010</text:p>
          </table:table-cell>
          <table:table-cell office:value-type="float" office:value="1.197501421" calcext:value-type="float">
            <text:p>1,197501421</text:p>
          </table:table-cell>
          <table:table-cell table:style-name="ce3" table:formula="of:=([.E19]-[.E18])/[.E18]" office:value-type="float" office:value="0.000529678530003651" calcext:value-type="float">
            <text:p>0,000529678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4588" calcext:value-type="float">
            <text:p>34588</text:p>
          </table:table-cell>
          <table:table-cell office:value-type="float" office:value="50.88460541" calcext:value-type="float">
            <text:p>50,88460541</text:p>
          </table:table-cell>
          <table:table-cell office:value-type="float" office:value="0.000000002300138968" calcext:value-type="float">
            <text:p>2,30E-009</text:p>
          </table:table-cell>
          <table:table-cell office:value-type="float" office:value="1.119076967" calcext:value-type="float">
            <text:p>1,119076967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4588" calcext:value-type="float">
            <text:p>34588</text:p>
          </table:table-cell>
          <table:table-cell office:value-type="float" office:value="51.02303696" calcext:value-type="float">
            <text:p>51,02303696</text:p>
          </table:table-cell>
          <table:table-cell office:value-type="float" office:value="0.00000000006946453135" calcext:value-type="float">
            <text:p>6,95E-011</text:p>
          </table:table-cell>
          <table:table-cell office:value-type="float" office:value="1.119359136" calcext:value-type="float">
            <text:p>1,119359136</text:p>
          </table:table-cell>
          <table:table-cell table:style-name="ce3" table:formula="of:=([.E21]-[.E20])/[.E20]" office:value-type="float" office:value="0.000252144408580154" calcext:value-type="float">
            <text:p>0,000252144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4640" calcext:value-type="float">
            <text:p>34640</text:p>
          </table:table-cell>
          <table:table-cell office:value-type="float" office:value="51.01181412" calcext:value-type="float">
            <text:p>51,01181412</text:p>
          </table:table-cell>
          <table:table-cell office:value-type="float" office:value="0.000000003785799674" calcext:value-type="float">
            <text:p>3,79E-009</text:p>
          </table:table-cell>
          <table:table-cell office:value-type="float" office:value="1.054220915" calcext:value-type="float">
            <text:p>1,054220915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112430882073437" calcext:value-type="float">
            <text:p>0,00112430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6T11:03:26.733154859</dc:date>
    <meta:document-statistic meta:table-count="1" meta:cell-count="121" meta:object-count="0"/>
    <meta:generator>LibreOffice/4.1.4.2$Linux_X86_64 LibreOffice_project/410m0$Build-2</meta:generator>
  </office:meta>
</office:document-meta>
</file>